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B" style:family="table-column">
      <style:table-column-properties style:column-width="4.251cm" style:rel-column-width="16384*"/>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style:font-name="Liberation Serif" fo:language="en" fo:country="GB" officeooo:rsid="000a19bf" officeooo:paragraph-rsid="000a19bf"/>
    </style:style>
    <style:style style:name="P2" style:family="paragraph" style:parent-style-name="Subtitle">
      <style:text-properties style:font-name="Liberation Serif" fo:language="en" fo:country="GB" officeooo:rsid="000a19bf" officeooo:paragraph-rsid="000a19bf"/>
    </style:style>
    <style:style style:name="P3" style:family="paragraph" style:parent-style-name="Text_20_body">
      <style:text-properties style:font-name="Liberation Serif" fo:language="en" fo:country="GB" officeooo:rsid="000a19bf" officeooo:paragraph-rsid="000a19bf"/>
    </style:style>
    <style:style style:name="P4" style:family="paragraph" style:parent-style-name="Text_20_body">
      <style:text-properties style:font-name="Liberation Serif" fo:language="en" fo:country="GB" officeooo:rsid="000a19bf" officeooo:paragraph-rsid="000a19bf" fo:background-color="#ffff00"/>
    </style:style>
    <style:style style:name="P5" style:family="paragraph" style:parent-style-name="Text_20_body">
      <style:text-properties style:font-name="Liberation Serif" fo:language="en" fo:country="GB" style:text-underline-style="none" officeooo:rsid="000a19bf" officeooo:paragraph-rsid="000a19bf"/>
    </style:style>
    <style:style style:name="P6" style:family="paragraph" style:parent-style-name="Text_20_body">
      <style:text-properties style:font-name="Liberation Sans" fo:language="en" fo:country="GB" officeooo:rsid="000c1857" officeooo:paragraph-rsid="000bda7f"/>
    </style:style>
    <style:style style:name="P7" style:family="paragraph" style:parent-style-name="Text_20_body">
      <style:text-properties style:font-name="Liberation Sans" fo:language="en" fo:country="GB" officeooo:rsid="000f8e44" officeooo:paragraph-rsid="000f8e44"/>
    </style:style>
    <style:style style:name="P8" style:family="paragraph" style:parent-style-name="Text_20_body">
      <style:text-properties style:font-name="Liberation Sans" fo:language="en" fo:country="GB" style:text-underline-style="none" officeooo:rsid="001245b2" officeooo:paragraph-rsid="000f8e44"/>
    </style:style>
    <style:style style:name="P9" style:family="paragraph" style:parent-style-name="Text_20_body">
      <style:text-properties style:font-name="Liberation Sans" fo:language="en" fo:country="GB" style:text-underline-style="none" officeooo:rsid="0013788f" officeooo:paragraph-rsid="0013788f"/>
    </style:style>
    <style:style style:name="P10" style:family="paragraph" style:parent-style-name="Text_20_body">
      <style:text-properties style:font-name="Liberation Sans" fo:language="en" fo:country="GB" style:text-underline-style="none" officeooo:rsid="0013788f" officeooo:paragraph-rsid="0013788f" fo:background-color="#ffff00"/>
    </style:style>
    <style:style style:name="P11" style:family="paragraph" style:parent-style-name="Text_20_body">
      <style:text-properties style:font-name="Liberation Sans" fo:language="en" fo:country="GB" style:text-underline-style="none" officeooo:rsid="0017b157" officeooo:paragraph-rsid="0017b157"/>
    </style:style>
    <style:style style:name="P12" style:family="paragraph" style:parent-style-name="Text_20_body">
      <style:text-properties style:font-name="Liberation Sans" fo:language="en" fo:country="GB" style:text-underline-style="none" officeooo:rsid="001a5d9b" officeooo:paragraph-rsid="001a5d9b"/>
    </style:style>
    <style:style style:name="P13" style:family="paragraph" style:parent-style-name="Table_20_Contents">
      <style:paragraph-properties fo:text-align="center" style:justify-single-word="false"/>
      <style:text-properties style:font-name="Liberation Sans" fo:font-weight="bold" officeooo:rsid="0013788f" officeooo:paragraph-rsid="0013788f"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style:font-name="Liberation Sans" officeooo:rsid="00143877" officeooo:paragraph-rsid="0014387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style:font-name="Liberation Sans" officeooo:rsid="00143877" officeooo:paragraph-rsid="0015cc3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style:font-name="Liberation Sans"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style:font-name="Liberation Sans" officeooo:rsid="0015cc3c" officeooo:paragraph-rsid="0015cc3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style:font-name="Liberation Sans" fo:font-size="12pt"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fo:language="en" fo:country="GB" officeooo:rsid="000a19bf" officeooo:paragraph-rsid="000a19bf"/>
    </style:style>
    <style:style style:name="P20" style:family="paragraph" style:parent-style-name="Text_20_body">
      <style:text-properties fo:language="en" fo:country="GB" officeooo:rsid="000a19bf" officeooo:paragraph-rsid="000a19bf" fo:background-color="#ffff00"/>
    </style:style>
    <style:style style:name="P21" style:family="paragraph" style:parent-style-name="Text_20_body">
      <style:text-properties officeooo:paragraph-rsid="0017b157" fo:background-color="#ffff00"/>
    </style:style>
    <style:style style:name="P22" style:family="paragraph" style:parent-style-name="Heading_20_1">
      <style:paragraph-properties fo:text-align="center" style:justify-single-word="false"/>
      <style:text-properties style:font-name="Liberation Serif" fo:language="en" fo:country="GB" officeooo:rsid="000a19bf" officeooo:paragraph-rsid="000a19bf"/>
    </style:style>
    <style:style style:name="P23" style:family="paragraph" style:parent-style-name="Heading_20_2">
      <style:text-properties fo:language="en" fo:country="GB" officeooo:rsid="000a19bf" officeooo:paragraph-rsid="000a19bf"/>
    </style:style>
    <style:style style:name="P24" style:family="paragraph" style:parent-style-name="Heading_20_2">
      <style:text-properties style:font-name="Liberation Sans" fo:language="en" fo:country="GB" officeooo:rsid="000a19bf" officeooo:paragraph-rsid="0013788f"/>
    </style:style>
    <style:style style:name="P25" style:family="paragraph" style:parent-style-name="Heading_20_2">
      <style:text-properties style:font-name="Liberation Sans" fo:language="en" fo:country="GB" officeooo:rsid="000a19bf" officeooo:paragraph-rsid="0017b157"/>
    </style:style>
    <style:style style:name="P26" style:family="paragraph" style:parent-style-name="Heading_20_2">
      <style:text-properties officeooo:rsid="000a19bf" officeooo:paragraph-rsid="0017b157"/>
    </style:style>
    <style:style style:name="P27" style:family="paragraph" style:parent-style-name="Text_20_body" style:list-style-name="L1">
      <style:text-properties style:font-name="Liberation Sans" fo:language="en" fo:country="GB" style:text-underline-style="none" officeooo:rsid="00184a96" officeooo:paragraph-rsid="001d2161"/>
    </style:style>
    <style:style style:name="P28" style:family="paragraph" style:parent-style-name="Text_20_body">
      <style:text-properties style:font-name="Liberation Sans" fo:language="en" fo:country="GB" style:text-underline-style="none" officeooo:rsid="001a5d9b" officeooo:paragraph-rsid="001a864c" fo:background-color="transparent"/>
    </style:style>
    <style:style style:name="P29" style:family="paragraph" style:parent-style-name="Text_20_body">
      <style:text-properties style:font-name="Liberation Sans" fo:language="en" fo:country="GB" style:text-underline-style="none" officeooo:rsid="001b5e8c" officeooo:paragraph-rsid="001b5e8c" fo:background-color="transparent"/>
    </style:style>
    <style:style style:name="P30" style:family="paragraph" style:parent-style-name="Text_20_body">
      <style:text-properties style:font-name="Liberation Sans" fo:language="en" fo:country="GB" style:text-underline-style="none" officeooo:rsid="001d9e0d" officeooo:paragraph-rsid="001d9e0d" fo:background-color="transparent"/>
    </style:style>
    <style:style style:name="P31" style:family="paragraph" style:parent-style-name="Text_20_body">
      <style:text-properties style:font-name="Liberation Sans" fo:language="en" fo:country="GB" style:text-underline-style="none" officeooo:rsid="001b5e8c" officeooo:paragraph-rsid="001b5e8c"/>
    </style:style>
    <style:style style:name="P32" style:family="paragraph" style:parent-style-name="Text_20_body">
      <style:text-properties style:font-name="Liberation Sans" fo:language="en" fo:country="GB" style:text-underline-style="none" officeooo:rsid="001e7921" officeooo:paragraph-rsid="001e7921"/>
    </style:style>
    <style:style style:name="P33" style:family="paragraph" style:parent-style-name="Text_20_body">
      <style:text-properties style:font-name="Liberation Sans" fo:language="en" fo:country="GB" style:text-underline-style="none" officeooo:rsid="0013788f" officeooo:paragraph-rsid="0013788f"/>
    </style:style>
    <style:style style:name="P34" style:family="paragraph" style:parent-style-name="Text_20_body">
      <style:text-properties officeooo:paragraph-rsid="0017b157" fo:background-color="#ffff00"/>
    </style:style>
    <style:style style:name="P35" style:family="paragraph" style:parent-style-name="Text_20_body">
      <style:text-properties officeooo:rsid="0017b157" officeooo:paragraph-rsid="0017b157"/>
    </style:style>
    <style:style style:name="T1" style:family="text">
      <style:text-properties style:text-underline-style="none" officeooo:rsid="00122a67"/>
    </style:style>
    <style:style style:name="T2" style:family="text">
      <style:text-properties style:text-underline-style="none" officeooo:rsid="001245b2"/>
    </style:style>
    <style:style style:name="T3" style:family="text">
      <style:text-properties style:text-underline-style="none" officeooo:rsid="0013788f"/>
    </style:style>
    <style:style style:name="T4" style:family="text">
      <style:text-properties style:text-underline-style="none" officeooo:rsid="0017b157"/>
    </style:style>
    <style:style style:name="T5" style:family="text">
      <style:text-properties officeooo:rsid="000d472a"/>
    </style:style>
    <style:style style:name="T6" style:family="text">
      <style:text-properties officeooo:rsid="000ebdc4"/>
    </style:style>
    <style:style style:name="T7" style:family="text">
      <style:text-properties officeooo:rsid="000ed65d"/>
    </style:style>
    <style:style style:name="T8" style:family="text">
      <style:text-properties officeooo:rsid="000f8e44"/>
    </style:style>
    <style:style style:name="T9" style:family="text">
      <style:text-properties officeooo:rsid="0011682e"/>
    </style:style>
    <style:style style:name="T10" style:family="text">
      <style:text-properties officeooo:rsid="00122a67"/>
    </style:style>
    <style:style style:name="T11" style:family="text">
      <style:text-properties style:font-name="Liberation Sans" fo:language="en" fo:country="GB" style:text-underline-style="none" officeooo:rsid="001245b2"/>
    </style:style>
    <style:style style:name="T12" style:family="text">
      <style:text-properties style:font-name="Liberation Sans" fo:language="en" fo:country="GB" style:text-underline-style="none" officeooo:rsid="0017b157"/>
    </style:style>
    <style:style style:name="T13" style:family="text">
      <style:text-properties style:font-name="Liberation Sans" fo:language="en" fo:country="GB" style:text-underline-style="none" fo:background-color="#ffff00" loext:char-shading-value="0"/>
    </style:style>
    <style:style style:name="T14" style:family="text">
      <style:text-properties officeooo:rsid="0015cc3c"/>
    </style:style>
    <style:style style:name="T15" style:family="text">
      <style:text-properties officeooo:rsid="001a864c"/>
    </style:style>
    <style:style style:name="T16" style:family="text">
      <style:text-properties officeooo:rsid="001b5e8c"/>
    </style:style>
    <style:style style:name="T17" style:family="text">
      <style:text-properties officeooo:rsid="001d2161"/>
    </style:style>
    <style:style style:name="T18" style:family="text">
      <style:text-properties officeooo:rsid="001d9e0d"/>
    </style:style>
    <style:style style:name="T19" style:family="text">
      <style:text-properties officeooo:rsid="001e7921"/>
    </style:style>
    <style:style style:name="T20" style:family="text">
      <style:text-properties officeooo:rsid="001fbf8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
      <text:h text:style-name="P22" text:outline-level="1"/>
      <text:h text:style-name="P22" text:outline-level="1"/>
      <text:h text:style-name="P22" text:outline-level="1"/>
      <text:p text:style-name="P1"/>
      <text:h text:style-name="P22" text:outline-level="1"/>
      <text:h text:style-name="P22" text:outline-level="1">Project Research Docum<text:span text:style-name="T6">e</text:span>nt</text:h>
      <text:p text:style-name="P2">TomaNota</text:p>
      <text:p text:style-name="P2">X00162027 Milan Murray</text:p>
      <text:p text:style-name="P3"/>
      <text:p text:style-name="P3"/>
      <text:p text:style-name="P3"/>
      <text:p text:style-name="P3"/>
      <text:p text:style-name="P3"/>
      <text:p text:style-name="P4">The research document should provide detailed information on the project, its scope</text:p>
      <text:p text:style-name="P4">and aims, prospective users, and possible technologies that will be used for implementation.</text:p>
      <text:p text:style-name="P4">You should carefully evaluate APIs, data sources, key libraries or other resources you need that are critical to the project success.</text:p>
      <text:p text:style-name="P3"/>
      <text:p text:style-name="P3"/>
      <text:p text:style-name="P3"/>
      <text:p text:style-name="P3"/>
      <text:p text:style-name="P3"/>
      <text:p text:style-name="P3"/>
      <text:p text:style-name="P5"/>
      <text:p text:style-name="P5"/>
      <text:h text:style-name="P23" text:outline-level="2"><text:soft-page-break/>Section 1: Detailed Discussion</text:h>
      <text:p text:style-name="P19"/>
      <text:p text:style-name="P20">Take the idea you have selected and develop it providing a detailed discussion on the</text:p>
      <text:p text:style-name="P20">system functionality and what you propose it should do. Who are the users?</text:p>
      <text:p text:style-name="P19"/>
      <text:p text:style-name="P6">The TomaNota project is aimed at a wide range of users <text:span text:style-name="T5">as it will be a general solution to spaced repetitive learning of notes, for example, learning language vocabulary. </text:span><text:span text:style-name="T7">The project </text:span><text:span text:style-name="T8">should</text:span><text:span text:style-name="T7"> focus on desktop environments where users have both increased control over their documents as well as more time to dedicate to a study session. </text:span><text:span text:style-name="T18">However it is also possible to support multiple other devices such as mobile devices as the application is planned to be ran server side.</text:span></text:p>
      <text:p text:style-name="P7">The system’<text:span text:style-name="T19">s</text:span> functional <text:span text:style-name="T19">requirements consist of</text:span> be<text:span text:style-name="T19">ing</text:span> able to create a list of titles and definitions from a correctly formatted <text:span text:style-name="T9">document. These prompts must then be shown to the user </text:span><text:span text:style-name="T10">to assess the difficulty of recalling the definition. Each prompt must be rated on its difficulty such that harder prompts will occur more often.</text:span><text:span text:style-name="T1"> </text:span><text:span text:style-name="T2">Results of each session must be stored in a way that relates to the original document allowing multiple documents to be used in a simple ‘plug and play’ fashion.</text:span></text:p>
      <text:p text:style-name="P12">To accommodate a variety of users of the software will also contain a structured collection of notes that can be used as an example of the documents the user can create themselves, or to simply use the provided material without needing to make notes.</text:p>
      <text:p text:style-name="P32">The application’s non-functional requirements are to be intuitive and easy to use. It is important that known best practices and methods such as the Gestalt laws are applied in such a way that users of the application struggle less when interacting with the <text:span text:style-name="T20">interface, as no time should be wasted </text:span>through<text:span text:style-name="T20">out</text:span> their study session.</text:p>
      <text:p text:style-name="P32">Another advantage of this method will allow for very detailed styling, which is critical as an intuitive and clear interface</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h text:style-name="P24" text:outline-level="2"><text:span text:style-name="T2">Section </text:span><text:span text:style-name="T3">2</text:span><text:span text:style-name="T2">: </text:span><text:span text:style-name="T3">Existing Applications in this domain</text:span></text:h>
      <text:p text:style-name="P9"/>
      <text:p text:style-name="P10">In your research have you found anything close to this idea? List these in table form</text:p>
      <text:p text:style-name="P10">and identify similarities and differences</text:p>
      <text:p text:style-name="P9"/>
      <table:table table:name="Tabla1" table:style-name="Tabla1">
        <table:table-column table:style-name="Tabla1.A"/>
        <table:table-column table:style-name="Tabla1.B" table:number-columns-repeated="3"/>
        <table:table-row>
          <table:table-cell table:style-name="Tabla1.A1" office:value-type="string">
            <text:p text:style-name="P13">Name</text:p>
          </table:table-cell>
          <table:table-cell table:style-name="Tabla1.A1" office:value-type="string">
            <text:p text:style-name="P13">URL</text:p>
          </table:table-cell>
          <table:table-cell table:style-name="Tabla1.A1" office:value-type="string">
            <text:p text:style-name="P13">Similarities</text:p>
          </table:table-cell>
          <table:table-cell table:style-name="Tabla1.D1" office:value-type="string">
            <text:p text:style-name="P13">Differences</text:p>
          </table:table-cell>
        </table:table-row>
        <table:table-row>
          <table:table-cell table:style-name="Tabla1.A2" office:value-type="string">
            <text:p text:style-name="P14">Duolingo</text:p>
          </table:table-cell>
          <table:table-cell table:style-name="Tabla1.A2" office:value-type="string">
            <text:p text:style-name="P18">duolingo.com</text:p>
          </table:table-cell>
          <table:table-cell table:style-name="Tabla1.A2" office:value-type="string">
            <text:p text:style-name="P14">Solution for learning languages</text:p>
          </table:table-cell>
          <table:table-cell table:style-name="Tabla1.D2" office:value-type="string">
            <text:p text:style-name="P14">Unable to choose <text:span text:style-name="T14">material covered</text:span></text:p>
            <text:p text:style-name="P14">Single purpose</text:p>
          </table:table-cell>
        </table:table-row>
        <table:table-row>
          <table:table-cell table:style-name="Tabla1.A2" office:value-type="string">
            <text:p text:style-name="P17">Memrise</text:p>
          </table:table-cell>
          <table:table-cell table:style-name="Tabla1.A2" office:value-type="string">
            <text:p text:style-name="P16">memrise.com</text:p>
          </table:table-cell>
          <table:table-cell table:style-name="Tabla1.A2" office:value-type="string">
            <text:p text:style-name="P17">Solution for learning languages</text:p>
          </table:table-cell>
          <table:table-cell table:style-name="Tabla1.D2" office:value-type="string">
            <text:p text:style-name="P15">Unable to choose <text:span text:style-name="T14">material covered</text:span></text:p>
            <text:p text:style-name="P15">Single purpose</text:p>
          </table:table-cell>
        </table:table-row>
        <table:table-row>
          <table:table-cell table:style-name="Tabla1.A2" office:value-type="string">
            <text:p text:style-name="P16"/>
          </table:table-cell>
          <table:table-cell table:style-name="Tabla1.A2" office:value-type="string">
            <text:p text:style-name="P16"/>
          </table:table-cell>
          <table:table-cell table:style-name="Tabla1.A2" office:value-type="string">
            <text:p text:style-name="P16"/>
          </table:table-cell>
          <table:table-cell table:style-name="Tabla1.D2" office:value-type="string">
            <text:p text:style-name="P16"/>
          </table:table-cell>
        </table:table-row>
        <table:table-row>
          <table:table-cell table:style-name="Tabla1.A2" office:value-type="string">
            <text:p text:style-name="P16"/>
          </table:table-cell>
          <table:table-cell table:style-name="Tabla1.A2" office:value-type="string">
            <text:p text:style-name="P16"/>
          </table:table-cell>
          <table:table-cell table:style-name="Tabla1.A2" office:value-type="string">
            <text:p text:style-name="P16"/>
          </table:table-cell>
          <table:table-cell table:style-name="Tabla1.D2" office:value-type="string">
            <text:p text:style-name="P16"/>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6" text:outline-level="2"><text:soft-page-break/><text:span text:style-name="T11">Section </text:span><text:span text:style-name="T12">3</text:span><text:span text:style-name="T11">: </text:span><text:span text:style-name="T12">Platform, Technologies and Libraries</text:span></text:h>
      <text:p text:style-name="P35"><text:span text:style-name="T13">What platform, technologies and libraries are you planning to use?</text:span></text:p>
      <text:list xml:id="list2988328664" text:style-name="L1">
        <text:list-item>
          <text:p text:style-name="P27"><text:span text:style-name="T17">Server and client web application</text:span></text:p>
          <text:list>
            <text:list-item>
              <text:p text:style-name="P27"><text:span text:style-name="T17">Consisting of:</text:span></text:p>
              <text:list>
                <text:list-item>
                  <text:p text:style-name="P27">HTML, CSS <text:span text:style-name="T17">&amp;</text:span> <text:span text:style-name="T17">Boostrap,</text:span> JS &amp; <text:span text:style-name="T16">NPM packages.</text:span></text:p>
                </text:list-item>
              </text:list>
            </text:list-item>
          </text:list>
        </text:list-item>
      </text:list>
      <text:p text:style-name="P31">I plan to create a server side web application to communicate with a web front end. <text:span text:style-name="T17">Creating the application in this way allows for more streamlined use of files saved in the cloud and increases accessibility of the application. </text:span><text:span text:style-name="T18">This method will also reduce the local processing power of the user’s machine.</text:span></text:p>
      <text:p text:style-name="P32"><text:s/></text:p>
      <text:p text:style-name="P11"/>
      <text:p text:style-name="P11"/>
      <text:p text:style-name="P11"/>
      <text:h text:style-name="P25" text:outline-level="2"><text:span text:style-name="T2">Section </text:span><text:span text:style-name="T4">4</text:span><text:span text:style-name="T2">: </text:span><text:span text:style-name="T4">The Risks</text:span></text:h>
      <text:p text:style-name="P21">What are the main risks to the project? (ie, are you depending on 1 library to provide</text:p>
      <text:p text:style-name="P21">key functionality?) </text:p>
      <text:p text:style-name="P28">T<text:span text:style-name="T15">he</text:span> <text:span text:style-name="T15">application will rely on third party cloud service providers and the APIs associated with them to backup notes or work across multiple devices, such as the Google Drive cloud API, or Microsoft OneDrive API. Should any issues or significant breaking changes occur with one of these providers it will still be possible to change to the other.</text:span></text:p>
      <text:p text:style-name="P29">Another risk of the project will be the use of multiple third party NPM packages to be used to create the server and client of the application. It is possible that these packages change or lose support during the development of the project and may also introduce security concerns.</text:p>
      <text:p text:style-name="P30">As the service will be provided as a web application it is important that the server used is thoroughly tested and stable such tha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9T12:35:24.618585814</meta:creation-date>
    <dc:date>2022-10-08T21:27:06.671041296</dc:date>
    <meta:editing-duration>PT2H21M6S</meta:editing-duration>
    <meta:editing-cycles>24</meta:editing-cycles>
    <meta:generator>LibreOffice/7.3.6.2$Linux_X86_64 LibreOffice_project/30$Build-2</meta:generator>
    <meta:document-statistic meta:table-count="1" meta:image-count="0" meta:object-count="0" meta:page-count="4" meta:paragraph-count="44" meta:word-count="664" meta:character-count="4006" meta:non-whitespace-character-count="3386"/>
  </office:meta>
</office:document-meta>
</file>